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c561"/>
    </style:style>
    <style:style style:name="P2" style:family="paragraph" style:parent-style-name="Standard">
      <style:text-properties officeooo:paragraph-rsid="00040f32"/>
    </style:style>
    <style:style style:name="T1" style:family="text">
      <style:text-properties style:font-name="Liberation Sans" fo:font-size="16.1000003814697pt" fo:font-weight="bold" officeooo:rsid="00013dd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" style:family="text">
      <style:text-properties officeooo:rsid="0002c5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Zap</text:span>ytania wyboru:</text:h>
      <text:p text:style-name="Standard"/>
      <text:p text:style-name="Standard"/>
      <text:p text:style-name="Standard">SELECT imie, nazwisko, status FROM uniwersytet.nauczyciel;</text:p>
      <text:p text:style-name="Standard"/>
      <text:p text:style-name="Standard">SELECT miasto, kod_pocztowy, ulica, nr_budynku, nr_mieszkania FROM uniwersytet.adres;</text:p>
      <text:p text:style-name="Standard"/>
      <text:p text:style-name="Standard">SELECT egzamin_id, data FROM uniwersytet.egzamin;</text:p>
      <text:p text:style-name="Standard"/>
      <text:p text:style-name="Standard">SELECT klasa_id, rok FROM uniwersytet.klasa;</text:p>
      <text:p text:style-name="Standard"/>
      <text:p text:style-name="Standard">SELECT status, student_id, data FROM uniwersytet.obecnosc;</text:p>
      <text:p text:style-name="Standard"/>
      <text:p text:style-name="Standard">SELECT imie,nazwisko,status FROM uniwersytet.student;</text:p>
      <text:p text:style-name="Standard"/>
      <text:p text:style-name="Standard">SELECT nazwa,opis FROM uniwersytet.typ_egz;</text:p>
      <text:p text:style-name="Standard"/>
      <text:p text:style-name="Standard">SELECT oceny,student_id,egzamin_id,zajecia_id FROM uniwersytet.wyniki_egz;</text:p>
      <text:p text:style-name="Standard"/>
      <text:p text:style-name="Standard">SELECT nazwa,opis,klasa_id,nauczyciel_id FROM uniwersytet.zajecia;</text:p>
      <text:p text:style-name="Standard"/>
      <text:p text:style-name="Standard">SELECT klasa_id,student_id FROM uniwersytet.zajecia_studen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<text:span text:style-name="T1">Zap</text:span>ytania Selekcji:</text:h>
      <text:p text:style-name="Standard"/>
      <text:p text:style-name="Standard"/>
      <text:p text:style-name="Standard"/>
      <text:p text:style-name="Standard">SELECT student_id FROM uniwersytet.student WHERE student.status = 1;</text:p>
      <text:p text:style-name="Standard"/>
      <text:p text:style-name="Standard">SELECT imie, nazwisko FROM uniwersytet.nauczyciel, uniwersytet.wyniki_egz WHERE wyniki_egz.oceny=2 AND wyniki_egz.egzamin_id=1 AND student.student_id = wyniki_egz.student_id;</text:p>
      <text:p text:style-name="Standard"/>
      <text:p text:style-name="Standard">SELECT imie, nazwisko FROM uniwersytet.nauczyciel, uniwersytet.zajecia WHERE zajecia.zajecia_id=1 AND zajecia.nauczyciel_id = nauczyciel.nauczyciel_id;</text:p>
      <text:p text:style-name="Standard"/>
      <text:p text:style-name="Standard">SELECT imie, nazwisko FROM uniwersytet.nauczyciel WHERE nauczyciel.status=1;</text:p>
      <text:p text:style-name="Standard"/>
      <text:p text:style-name="Standard">SELECT * FROM uniwersytet.wyniki_egz WHERE wyniki_egz.egzamin_id=1;</text:p>
      <text:p text:style-name="Standard"/>
      <text:p text:style-name="Standard">SELECT * FROM uniwersytet.egzamin WHERE egzamin.typ_egz_id=1;</text:p>
      <text:p text:style-name="P2"/>
      <text:p text:style-name="P2">SELECT DISTINCT student.imie, student.nazwisko, obecnosc.status, obecnosc.data FROM </text:p>
      <text:p text:style-name="P2">uniwersytet.student, uniwersytet.obecnosc WHERE student.student_id=1 AND student.student_id = obecnosc.student_id;</text:p>
      <text:p text:style-name="Standard"/>
      <text:p text:style-name="Standard">SELECT imie, nazwisko FROM uniwersytet.student, uniwersytet.zajecia_student WHERE zajecia_student.klasa_id=1 AND zajecia_student.student_id=student.student_id;</text:p>
      <text:p text:style-name="Standard"/>
      <text:p text:style-name="Standard">SELECT * FROM uniwersytet.zajecia WHERE klasa_id=1;</text:p>
      <text:p text:style-name="Standard"/>
      <text:p text:style-name="Standard">SELECT imie, nazwisko FROM uniwersytet.zajecia, uniwersytet.nauczyciel WHERE klasa_id=1 AND zajecia.nauczyciel_id=nauczyciel.nauczyciel_id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</text:h>
      <text:h text:style-name="Heading_20_2" text:outline-level="2">Zapytania JOIN (2 tabele):</text:h>
      <text:p text:style-name="Standard"/>
      <text:p text:style-name="Standard"/>
      <text:p text:style-name="Standard">SELECT student.imie, student.nazwisko, obecnosc.status FROM uniwersytet.student JOIN uniwersytet.obecnosc ON student.student_id=obecnosc.student_id;</text:p>
      <text:p text:style-name="Standard"/>
      <text:p text:style-name="Standard">SELECT student.imie, student.nazwisko, adres.miasto, adres.kod_pocztowy, adres.ulica, adres.nr_budynku, adres.nr_mieszkania FROM uniwersytet.student JOIN uniwersytet.adres ON student.adres_id=adres.adres_id;</text:p>
      <text:p text:style-name="Standard"/>
      <text:p text:style-name="Standard">SELECT nauczyciel.imie, nauczyciel.nazwisko, adres.miasto, adres.kod_pocztowy, adres.ulica, adres.nr_budynku, adres.nr_mieszkania FROM uniwersytet.nauczyciel JOIN uniwersytet.adres ON nauczyciel.adres_id=adres.adres_id;</text:p>
      <text:p text:style-name="Standard"/>
      <text:p text:style-name="Standard">SELECT nauczyciel.imie, nauczyciel.nazwisko, zajecia.nazwa FROM uniwersytet.nauczyciel JOIN uniwersytet.zajecia ON nauczyciel.nauczyciel_id=zajecia.nauczyciel_id;</text:p>
      <text:p text:style-name="Standard"/>
      <text:p text:style-name="Standard">SELECT egzamin.data, wyniki_egz.oceny, wyniki_egz.student_id FROM uniwersytet.egzamin JOIN uniwersytet.wyniki_egz ON egzamin.egzamin_id=wyniki_egz.egzamin_id;</text:p>
      <text:p text:style-name="Standard"/>
      <text:p text:style-name="Standard">SELECT student.imie, student.nazwisko, wyniki_egz.oceny FROM uniwersytet.student JOIN uniwersytet.wyniki_egz ON wyniki_egz.student_id = student.student_id;</text:p>
      <text:p text:style-name="Standard"/>
      <text:p text:style-name="Standard">SELECT egzamin.data, typ_egz.nazwa FROM uniwersytet.egzamin JOIN uniwersytet.typ_egz ON egzamin.typ_egz_id=typ_egz.typ_egz_id;</text:p>
      <text:p text:style-name="Standard"/>
      <text:p text:style-name="Standard">SELECT student.imie, student.nazwisko, wyniki_egz.oceny, wyniki_egz.zajecia_id FROM uniwersytet.student JOIN uniwersytet.wyniki_egz ON wyniki_egz.student_id = student.student_id;</text:p>
      <text:p text:style-name="Standard"/>
      <text:p text:style-name="Standard">SELECT zajecia.nazwa, klasa.rok FROM uniwersytet.zajecia JOIN uniwersytet.klasa ON zajecia.klasa_id = klasa.klasa_id;</text:p>
      <text:p text:style-name="Standard"/>
      <text:p text:style-name="Standard">SELECT student.imie, student.nazwisko, zajecia_student.klasa_id FROM uniwersytet.student JOIN uniwersytet.zajecia_student ON student.student_id = zajecia_student.student_id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Zapytania JOIN (3 tabele)</text:h>
      <text:p text:style-name="Standard"/>
      <text:p text:style-name="Standard">SELECT nauczyciel.imie, nauczyciel.nazwisko, zajecia.nazwa, klasa.rok FROM uniwersytet.nauczyciel JOIN uniwersytet.zajecia ON nauczyciel.nauczyciel_id=zajecia.nauczyciel_id JOIN uniwersytet.klasa ON zajecia.klasa_id=klasa.klasa_id;</text:p>
      <text:p text:style-name="Standard"/>
      <text:p text:style-name="Standard">SELECT student.imie, student.nazwisko, wyniki_egz.oceny, zajecia.nazwa FROM uniwersytet.student JOIN uniwersytet.wyniki_egz ON student.student_id=wyniki_egz.student_id JOIN uniwersytet.zajecia ON zajecia.zajecia_id=wyniki_egz.zajecia_id;</text:p>
      <text:p text:style-name="Standard"/>
      <text:p text:style-name="Standard">SELECT wyniki_egz.student_id, wyniki_egz.oceny, egzamin.data, typ_egz.nazwa FROM uniwersytet.wyniki_egz JOIN uniwersytet.egzamin ON egzamin.egzamin_id=wyniki_egz.egzamin_id<text:line-break/>JOIN uniwersytet.typ_egz ON typ_egz.typ_egz_id=egzamin.typ_egz_id;</text:p>
      <text:p text:style-name="Standard"/>
      <text:p text:style-name="P1">SELECT student.imie, student.nazwisko, wyniki_egz.oceny, egzamin.data FROM uniwersytet.student JOIN uniwersytet.wyniki_egz ON student.student_id = wyniki_egz.student_id JOIN uniwersytet.egzamin ON wyniki_egz.egzamin_id=egzamin.egzamin_id;</text:p>
      <text:p text:style-name="P1"/>
      <text:p text:style-name="P1">SELECT student.imie, student.nazwisko, zajecia_student.klasa_id, klasa.rok FROM uniwersytet.student JOIN uniwersytet.zajecia_student ON student.student_id<text:span text:style-name="T2">=</text:span>zajecia_student.student_id JOIN uniwersytet.klasa ON klasa.klasa_id=zajecia_student.klasa_id;</text:p>
      <text:p text:style-name="Standard"/>
      <text:p text:style-name="Standard">SELECT nauczyciel.imie, nauczyciel.nazwisko, zajecia.nazwa, wyniki_egz.oceny, wyniki_egz.student_id FROM uniwersytet.nauczyciel JOIN uniwersytet.zajecia ON nauczyciel.nauczyciel_id = zajecia.nauczyciel_id JOIN uniwersytet.wyniki_egz ON zajecia.zajecia_id=wyniki_egz.zajecia_id;</text:p>
      <text:p text:style-name="Standard"/>
      <text:p text:style-name="Standard">SELECT wyniki_egz.oceny, wyniki_egz.student_id, zajecia.nazwa, klasa.klasa_id, klasa.rok FROM uniwersytet.wyniki_egz JOIN uniwersytet.zajecia ON wyniki_egz.zajecia_id = zajecia.zajecia_id JOIN uniwersytet.klasa ON zajecia.klasa_id = klasa.klasa_id; </text:p>
      <text:p text:style-name="Standard"/>
      <text:p text:style-name="Standard">SELECT student.imie, student.nazwisko, zajecia_student.klasa_id, wyniki_egz.oceny FROM uniwersytet.wyniki_egz JOIN uniwersytet.student ON wyniki_egz.student_id = student.student_id JOIN uniwersytet.zajecia_student ON zajecia_student.student_id = student.student_id;</text:p>
      <text:p text:style-name="Standard"/>
      <text:p text:style-name="P2">SELECT student.imie, student.nazwisko, obecnosc.status, zajecia_student.klasa_id FROM uniwersytet.obecnosc JOIN uniwersytet.student ON student.student_id = obecnosc.student_id JOIN <text:line-break/>uniwersytet.zajecia_student ON zajecia_student.student_id = student.student_id;</text:p>
      <text:p text:style-name="P2"><text:line-break/>SELECT zajecia.nazwa, nauczyciel.imie, nauczyciel.nazwisko, adres.miasto FROM uniwersytet.zajecia JOIN uniwersytet.nauczyciel ON nauczyciel.nauczyciel_id = zajecia.nauczyciel_id JOIN uniwersytet.adres ON nauczyciel.adres_id = adres.adres_id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6-15T14:34:27.620000000</dc:date>
    <meta:editing-duration>PT2M3S</meta:editing-duration>
    <meta:editing-cycles>1</meta:editing-cycles>
    <meta:document-statistic meta:table-count="0" meta:image-count="0" meta:object-count="0" meta:page-count="4" meta:paragraph-count="45" meta:word-count="443" meta:character-count="5951" meta:non-whitespace-character-count="5549"/>
  </office:meta>
</office:document-meta>
</file>